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4547in"/>
    </style:style>
    <style:style style:name="co2" style:family="table-column">
      <style:table-column-properties fo:break-before="auto" style:column-width="1.6547in"/>
    </style:style>
    <style:style style:name="co3" style:family="table-column">
      <style:table-column-properties fo:break-before="auto" style:column-width="4.37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272in"/>
    </style:style>
    <style:style style:name="co7" style:family="table-column">
      <style:table-column-properties fo:break-before="auto" style:column-width="0.6835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text-underline-style="none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underline-style="solid" style:text-underline-width="auto" style:text-underline-color="font-color"/>
    </style:style>
    <style:style style:name="ce13" style:family="table-cell" style:parent-style-name="Excel_20_Built-in_20_Hyperlink">
      <style:table-cell-properties fo:wrap-option="wrap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underline-style="none"/>
    </style:style>
    <style:style style:name="ce15" style:family="table-cell" style:parent-style-name="Default" style:data-style-name="N15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15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43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4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5" style:family="table-cell" style:parent-style-name="Excel_20_Built-in_20_Hyperlink">
      <style:table-cell-properties fo:wrap-option="wrap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6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text-underline-style="none"/>
    </style:style>
    <style:style style:name="ce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underline-style="solid" style:text-underline-width="auto" style:text-underline-color="font-color"/>
    </style:style>
    <style:style style:name="ce4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underline-style="none"/>
    </style:style>
    <style:style style:name="ce49" style:family="table-cell" style:parent-style-name="Default" style:data-style-name="N15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51" style:family="table-cell" style:parent-style-name="Default" style:data-style-name="N15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51"/>
        <table:table-column table:style-name="co7" table:number-columns-repeated="1018" table:default-cell-style-name="ce36"/>
        <table:table-row table:style-name="ro1">
          <table:table-cell table:style-name="ce35" office:value-type="string" calcext:value-type="string">
            <text:p>list of electronic parts</text:p>
          </table:table-cell>
          <table:table-cell table:number-columns-repeated="4"/>
          <table:table-cell table:style-name="ce36"/>
          <table:table-cell table:number-columns-repeated="1018"/>
        </table:table-row>
        <table:table-row table:style-name="ro2">
          <table:table-cell table:number-columns-repeated="5"/>
          <table:table-cell table:style-name="ce36"/>
          <table:table-cell table:number-columns-repeated="1018"/>
        </table:table-row>
        <table:table-row table:style-name="ro2">
          <table:table-cell table:style-name="ce37" office:value-type="string" calcext:value-type="string">
            <text:p>Part</text:p>
          </table:table-cell>
          <table:table-cell table:style-name="ce37" office:value-type="string" calcext:value-type="string">
            <text:p>Shift</text:p>
          </table:table-cell>
          <table:table-cell table:style-name="ce37" office:value-type="string" calcext:value-type="string">
            <text:p>Description</text:p>
          </table:table-cell>
          <table:table-cell table:style-name="ce37" office:value-type="string" calcext:value-type="string">
            <text:p>Link</text:p>
          </table:table-cell>
          <table:table-cell table:style-name="ce37" office:value-type="string" calcext:value-type="string">
            <text:p>Datasheets</text:p>
          </table:table-cell>
          <table:table-cell table:style-name="ce37" office:value-type="string" calcext:value-type="string">
            <text:p>Price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ZIF</text:p>
          </table:table-cell>
          <table:table-cell table:style-name="ce39" office:value-type="string" calcext:value-type="string">
            <text:p>TEX 24</text:p>
          </table:table-cell>
          <table:table-cell table:style-name="ce39" office:value-type="string" calcext:value-type="string">
            <text:p><text:s/>IC-Sockel, 24-polig, Burn-in-Sockel, Nullkraft</text:p>
          </table:table-cell>
          <table:table-cell table:style-name="ce43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43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49" office:value-type="currency" office:currency="EUR" office:value="10.67" calcext:value-type="currency">
            <text:p>10.67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XOR-Gate</text:p>
          </table:table-cell>
          <table:table-cell table:style-name="ce39" office:value-type="string" calcext:value-type="string">
            <text:p>CD 4030BE TEX</text:p>
          </table:table-cell>
          <table:table-cell table:style-name="ce42" office:value-type="string" calcext:value-type="string">
            <text:p>XOR-Gate, Quad, 3 ... 18 V, DIL-14</text:p>
          </table:table-cell>
          <table:table-cell table:style-name="ce43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43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49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USB &lt;-&gt; Serial</text:p>
          </table:table-cell>
          <table:table-cell table:style-name="ce39" office:value-type="string" calcext:value-type="string">
            <text:p>DEBO MUSB2UART 2</text:p>
          </table:table-cell>
          <table:table-cell table:style-name="ce42" office:value-type="string" calcext:value-type="string">
            <text:p>Entwicklerboards - microUSB Buchse auf UART, CP2102</text:p>
          </table:table-cell>
          <table:table-cell table:style-name="ce43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46" office:value-type="string" calcext:value-type="string">
            <text:p><text:s/></text:p>
          </table:table-cell>
          <table:table-cell table:style-name="ce49" office:value-type="currency" office:currency="EUR" office:value="5.02" calcext:value-type="currency">
            <text:p>5.02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Taster</text:p>
          </table:table-cell>
          <table:table-cell table:style-name="ce39" office:value-type="string" calcext:value-type="string">
            <text:p>RND 210-00194</text:p>
          </table:table-cell>
          <table:table-cell table:style-name="ce39" office:value-type="string" calcext:value-type="string">
            <text:p>PCB 12 VDC 50 mA</text:p>
          </table:table-cell>
          <table:table-cell table:style-name="ce43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46" office:value-type="string" calcext:value-type="string">
            <text:p><text:s/></text:p>
          </table:table-cell>
          <table:table-cell table:style-name="ce49" office:value-type="currency" office:currency="EUR" office:value="0.146" calcext:value-type="currency">
            <text:p>0.15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SRAM</text:p>
          </table:table-cell>
          <table:table-cell office:value-type="string" calcext:value-type="string">
            <text:p>UT6264C-70</text:p>
          </table:table-cell>
          <table:table-cell table:style-name="ce42" office:value-type="string" calcext:value-type="string">
            <text:p>8K x 8, 4.5V … 5.5V, 70 ns, PDIP-28, A13</text:p>
          </table:table-cell>
          <table:table-cell table:style-name="ce44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44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49" office:value-type="currency" office:currency="EUR" office:value="2.1" calcext:value-type="currency">
            <text:p>2.10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Shift Bit Register</text:p>
          </table:table-cell>
          <table:table-cell table:style-name="ce40" office:value-type="string" calcext:value-type="string">
            <text:p>MOS 4014</text:p>
          </table:table-cell>
          <table:table-cell table:style-name="ce42" office:value-type="string" calcext:value-type="string">
            <text:p><text:s/>Shift Register, 8-Bit, 3 ... 15 V, DIP-16</text:p>
          </table:table-cell>
          <table:table-cell table:style-name="ce44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44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49" office:value-type="currency" office:currency="EUR" office:value="0.58" calcext:value-type="currency">
            <text:p>0.58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R Kit</text:p>
          </table:table-cell>
          <table:table-cell table:style-name="ce40" office:value-type="string" calcext:value-type="string">
            <text:p>QUAD 201711P003</text:p>
          </table:table-cell>
          <table:table-cell table:style-name="ce39" office:value-type="string" calcext:value-type="string">
            <text:p>Kohleschicht-Widerstand 0,5 W, 1 Ohm - 1M Ohm, 400 Stück</text:p>
          </table:table-cell>
          <table:table-cell table:style-name="ce44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47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49" office:value-type="currency" office:currency="EUR" office:value="13.26" calcext:value-type="currency">
            <text:p>13.26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Potentiometer Kappe</text:p>
          </table:table-cell>
          <table:table-cell table:style-name="ce39" office:value-type="string" calcext:value-type="string">
            <text:p>ACP 9 S</text:p>
          </table:table-cell>
          <table:table-cell table:style-name="ce39" office:value-type="string" calcext:value-type="string">
            <text:p>Steckachse, Ø6 x 19,7 mm, schwarz</text:p>
          </table:table-cell>
          <table:table-cell table:style-name="ce44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47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49" office:value-type="currency" office:currency="EUR" office:value="0.07" calcext:value-type="currency">
            <text:p>0.07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Potentiometer 1M</text:p>
          </table:table-cell>
          <table:table-cell table:style-name="ce39" office:value-type="string" calcext:value-type="string">
            <text:p>ACP 9-L 1M</text:p>
          </table:table-cell>
          <table:table-cell table:style-name="ce39" office:value-type="string" calcext:value-type="string">
            <text:p>Einstellpotentiometer, liegend, 1,0 Mohm, 9 mm</text:p>
          </table:table-cell>
          <table:table-cell table:style-name="ce44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44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49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OP-AMP</text:p>
          </table:table-cell>
          <table:table-cell table:style-name="ce39" office:value-type="string" calcext:value-type="string">
            <text:p>4558 C</text:p>
          </table:table-cell>
          <table:table-cell table:style-name="ce42" office:value-type="string" calcext:value-type="string">
            <text:p>Operationsverstärker, 2-fach, DIP-8</text:p>
          </table:table-cell>
          <table:table-cell table:style-name="ce44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44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49" office:value-type="currency" office:currency="EUR" office:value="0.2" calcext:value-type="currency">
            <text:p>0.20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NPN-Transistor</text:p>
          </table:table-cell>
          <table:table-cell table:style-name="ce39" office:value-type="string" calcext:value-type="string">
            <text:p>2N2222</text:p>
          </table:table-cell>
          <table:table-cell table:style-name="ce39" office:value-type="string" calcext:value-type="string">
            <text:p>Bipolartransistor, NPN, 60V, 0,8A, 0,5W, TO-18</text:p>
          </table:table-cell>
          <table:table-cell table:style-name="ce44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44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49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NOT-Gate</text:p>
          </table:table-cell>
          <table:table-cell table:style-name="ce39" office:value-type="string" calcext:value-type="string">
            <text:p>74HCT 540</text:p>
          </table:table-cell>
          <table:table-cell table:style-name="ce42" office:value-type="string" calcext:value-type="string">
            <text:p>8A Inverter</text:p>
          </table:table-cell>
          <table:table-cell table:style-name="ce44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44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49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NAND-Gate</text:p>
          </table:table-cell>
          <table:table-cell table:style-name="ce39" office:value-type="string" calcext:value-type="string">
            <text:p>MOS 4093</text:p>
          </table:table-cell>
          <table:table-cell table:style-name="ce39" office:value-type="string" calcext:value-type="string">
            <text:p>NAND-Gate, 2-Input, 3 ... 20 V, DIP-14</text:p>
          </table:table-cell>
          <table:table-cell table:style-name="ce44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44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49" office:value-type="currency" office:currency="EUR" office:value="0.31" calcext:value-type="currency">
            <text:p>0.31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NAND-Gate</text:p>
          </table:table-cell>
          <table:table-cell table:style-name="ce39" office:value-type="string" calcext:value-type="string">
            <text:p>MOS 4068</text:p>
          </table:table-cell>
          <table:table-cell table:style-name="ce42" office:value-type="string" calcext:value-type="string">
            <text:p>NAND-Gate, 8-Input, 3 ... 15 V, DIP-14</text:p>
          </table:table-cell>
          <table:table-cell table:style-name="ce44" office:value-type="string" calcext:value-type="string">
            <text:p>https://www.reichelt.de/nand-gate-8-input-3--15-v-dip-14-mos-4068-p12621.html?&amp;nbc=1</text:p>
          </table:table-cell>
          <table:table-cell table:style-name="ce44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49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LED Kit</text:p>
          </table:table-cell>
          <table:table-cell table:style-name="ce39" office:value-type="string" calcext:value-type="string">
            <text:p>QUAD 201711PO002</text:p>
          </table:table-cell>
          <table:table-cell table:style-name="ce39" office:value-type="string" calcext:value-type="string">
            <text:p>LED-Sortiment 5 mm Superhell + Vorwiderständen, Fassungen</text:p>
          </table:table-cell>
          <table:table-cell table:style-name="ce44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44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49" office:value-type="currency" office:currency="EUR" office:value="7.51" calcext:value-type="currency">
            <text:p>7.51 € 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LCD grafic display</text:p>
          </table:table-cell>
          <table:table-cell table:style-name="ce39" office:value-type="string" calcext:value-type="string">
            <text:p>LCD-128X64GN AB</text:p>
          </table:table-cell>
          <table:table-cell table:style-name="ce39" office:value-type="string" calcext:value-type="string">
            <text:p>LCD grafic display 128x64</text:p>
          </table:table-cell>
          <table:table-cell table:style-name="ce44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44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49" office:value-type="currency" office:currency="EUR" office:value="16.77" calcext:value-type="currency">
            <text:p>16.77 € 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Full Adder</text:p>
          </table:table-cell>
          <table:table-cell table:style-name="ce39" office:value-type="string" calcext:value-type="string">
            <text:p>74HC 283</text:p>
          </table:table-cell>
          <table:table-cell table:style-name="ce42" office:value-type="string" calcext:value-type="string">
            <text:p>4-bit binary full adder with fast carry, DIL-16</text:p>
          </table:table-cell>
          <table:table-cell table:style-name="ce44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44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49" office:value-type="currency" office:currency="EUR" office:value="0.85" calcext:value-type="currency">
            <text:p>0.85 € 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EEPROM</text:p>
          </table:table-cell>
          <table:table-cell table:style-name="ce41" office:value-type="string" calcext:value-type="string">
            <text:p>28C64-150</text:p>
          </table:table-cell>
          <table:table-cell table:style-name="ce42" office:value-type="string" calcext:value-type="string">
            <text:p>8K x 8, 5V, 150 ns, PDIP-28, A13</text:p>
          </table:table-cell>
          <table:table-cell table:style-name="ce44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44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49" office:value-type="currency" office:currency="EUR" office:value="4.38" calcext:value-type="currency">
            <text:p>4.38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D-Latch</text:p>
          </table:table-cell>
          <table:table-cell table:style-name="ce39" office:value-type="string" calcext:value-type="string">
            <text:p>74HC 573</text:p>
          </table:table-cell>
          <table:table-cell table:style-name="ce42" office:value-type="string" calcext:value-type="string">
            <text:p>non inverted 8Q 1E D-Latch</text:p>
          </table:table-cell>
          <table:table-cell table:style-name="ce44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45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49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DIP-Schalter 8</text:p>
          </table:table-cell>
          <table:table-cell table:style-name="ce38" office:value-type="string" calcext:value-type="string">
            <text:p>NT 08</text:p>
          </table:table-cell>
          <table:table-cell table:style-name="ce38" office:value-type="string" calcext:value-type="string">
            <text:p>Dip-Schalter, liegend, 8-polig</text:p>
          </table:table-cell>
          <table:table-cell table:style-name="ce44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44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49" office:value-type="currency" office:currency="EUR" office:value="0.3" calcext:value-type="currency">
            <text:p>0.30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DIP-Schalter 4</text:p>
          </table:table-cell>
          <table:table-cell table:style-name="ce39" office:value-type="string" calcext:value-type="string">
            <text:p>NT 04</text:p>
          </table:table-cell>
          <table:table-cell table:style-name="ce39" office:value-type="string" calcext:value-type="string">
            <text:p>Dip-Schalter, liegend, 4-polig</text:p>
          </table:table-cell>
          <table:table-cell table:style-name="ce44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44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49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DIP-Drehschalter</text:p>
          </table:table-cell>
          <table:table-cell table:style-name="ce39" office:value-type="string" calcext:value-type="string">
            <text:p>KMR 10</text:p>
          </table:table-cell>
          <table:table-cell table:style-name="ce39" office:value-type="string" calcext:value-type="string">
            <text:p>Dreh-Codierschalter, 10-polig, vertikal mit Achse</text:p>
          </table:table-cell>
          <table:table-cell table:style-name="ce44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44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49" office:value-type="currency" office:currency="EUR" office:value="2.53" calcext:value-type="currency">
            <text:p>2.53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DAC</text:p>
          </table:table-cell>
          <table:table-cell table:style-name="ce39" office:value-type="string" calcext:value-type="string">
            <text:p>DAC 0808 LCN</text:p>
          </table:table-cell>
          <table:table-cell table:style-name="ce39" office:value-type="string" calcext:value-type="string">
            <text:p>D/A-Wandler, 8-bit, 1-Kanal, DIL-16</text:p>
          </table:table-cell>
          <table:table-cell table:style-name="ce44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44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49" office:value-type="currency" office:currency="EUR" office:value="2.53" calcext:value-type="currency">
            <text:p>2.53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Crystal 16 MHz</text:p>
          </table:table-cell>
          <table:table-cell table:style-name="ce39" office:value-type="string" calcext:value-type="string">
            <text:p>16,0000-HC49U-S</text:p>
          </table:table-cell>
          <table:table-cell table:style-name="ce42" office:value-type="string" calcext:value-type="string">
            <text:p>Standardquarz, Grundton, 16,000000 MHz</text:p>
          </table:table-cell>
          <table:table-cell table:style-name="ce44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44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49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C Keramik Kit</text:p>
          </table:table-cell>
          <table:table-cell table:style-name="ce39" office:value-type="string" calcext:value-type="string">
            <text:p>K/CAP1</text:p>
          </table:table-cell>
          <table:table-cell table:style-name="ce38" office:value-type="string" calcext:value-type="string">
            <text:p>Sortiment, Keramikkondensatoren, 224-teilig</text:p>
          </table:table-cell>
          <table:table-cell table:style-name="ce44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48" office:value-type="string" calcext:value-type="string">
            <text:p><text:s/></text:p>
          </table:table-cell>
          <table:table-cell table:style-name="ce49" office:value-type="currency" office:currency="EUR" office:value="8.53" calcext:value-type="currency">
            <text:p>8.53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C Electrolitik Kit</text:p>
          </table:table-cell>
          <table:table-cell table:style-name="ce39" office:value-type="string" calcext:value-type="string">
            <text:p>K/CAP2</text:p>
          </table:table-cell>
          <table:table-cell table:style-name="ce39" office:value-type="string" calcext:value-type="string">
            <text:p>Sortiment, Elektrolytkondensatoren, 120-teilig</text:p>
          </table:table-cell>
          <table:table-cell table:style-name="ce44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48" office:value-type="string" calcext:value-type="string">
            <text:p><text:s/></text:p>
          </table:table-cell>
          <table:table-cell table:style-name="ce49" office:value-type="currency" office:currency="EUR" office:value="8.19" calcext:value-type="currency">
            <text:p>8.19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BUS-BUFFER-INV</text:p>
          </table:table-cell>
          <table:table-cell table:style-name="ce39" office:value-type="string" calcext:value-type="string">
            <text:p>74HC 244</text:p>
          </table:table-cell>
          <table:table-cell table:style-name="ce42" office:value-type="string" calcext:value-type="string">
            <text:p>4A Bus-Buffer</text:p>
          </table:table-cell>
          <table:table-cell table:style-name="ce44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44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49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BUS-BUFFER</text:p>
          </table:table-cell>
          <table:table-cell table:style-name="ce39" office:value-type="string" calcext:value-type="string">
            <text:p>74HC 541</text:p>
          </table:table-cell>
          <table:table-cell table:style-name="ce42" office:value-type="string" calcext:value-type="string">
            <text:p>Octal BUS Puffer, 3-State Ausgang, 2 ... 6 V, DIL-20</text:p>
          </table:table-cell>
          <table:table-cell table:style-name="ce43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43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49" office:value-type="currency" office:currency="EUR" office:value="0.4" calcext:value-type="currency">
            <text:p>0.40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Breadboard</text:p>
          </table:table-cell>
          <table:table-cell table:style-name="ce39" office:value-type="string" calcext:value-type="string">
            <text:p>STECKBOARD 1K2V</text:p>
          </table:table-cell>
          <table:table-cell table:style-name="ce39" office:value-type="string" calcext:value-type="string">
            <text:p>Experimentier-Steckboard 640/200 Kontakte</text:p>
          </table:table-cell>
          <table:table-cell table:style-name="ce43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46" office:value-type="string" calcext:value-type="string">
            <text:p><text:s/></text:p>
          </table:table-cell>
          <table:table-cell table:style-name="ce49" office:value-type="currency" office:currency="EUR" office:value="3.7" calcext:value-type="currency">
            <text:p>3.70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Atmega328p</text:p>
          </table:table-cell>
          <table:table-cell table:style-name="ce39" office:value-type="string" calcext:value-type="string">
            <text:p>ATMEGA 328P-PU</text:p>
          </table:table-cell>
          <table:table-cell table:style-name="ce42" office:value-type="string" calcext:value-type="string">
            <text:p>ATMEGA 328P-PU - Mircoprocessor</text:p>
          </table:table-cell>
          <table:table-cell table:style-name="ce43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43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49" office:value-type="currency" office:currency="EUR" office:value="2.44" calcext:value-type="currency">
            <text:p>2.44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555-Timer</text:p>
          </table:table-cell>
          <table:table-cell table:style-name="ce41" office:value-type="string" calcext:value-type="string">
            <text:p>NE 555 TEX</text:p>
          </table:table-cell>
          <table:table-cell table:style-name="ce42" office:value-type="string" calcext:value-type="string">
            <text:p>Timer-IC, Typ 555, DIP-8</text:p>
          </table:table-cell>
          <table:table-cell table:style-name="ce43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43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49" office:value-type="currency" office:currency="EUR" office:value="0.28" calcext:value-type="currency">
            <text:p>0.28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Shift Bit Register</text:p>
          </table:table-cell>
          <table:table-cell table:style-name="ce39" office:value-type="string" calcext:value-type="string">
            <text:p>74HC 164</text:p>
          </table:table-cell>
          <table:table-cell table:style-name="ce42" office:value-type="string" calcext:value-type="string">
            <text:p>Schieberegister, 8-Bit, Seriell zu parallel, 2 ... 6 V, DIL-14</text:p>
          </table:table-cell>
          <table:table-cell table:style-name="ce43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43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49" office:value-type="currency" office:currency="EUR" office:value="0.3" calcext:value-type="currency">
            <text:p>0.30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Counter</text:p>
          </table:table-cell>
          <table:table-cell table:style-name="ce39" office:value-type="string" calcext:value-type="string">
            <text:p>MOS 4029</text:p>
          </table:table-cell>
          <table:table-cell table:style-name="ce42" office:value-type="string" calcext:value-type="string">
            <text:p>Counter, 4-Bit, 3 ... 15 V, DIP-16, Up/Down</text:p>
          </table:table-cell>
          <table:table-cell table:style-name="ce43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43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49" office:value-type="currency" office:currency="EUR" office:value="0.56" calcext:value-type="currency">
            <text:p>0.56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Decoder</text:p>
          </table:table-cell>
          <table:table-cell table:style-name="ce39" office:value-type="string" calcext:value-type="string">
            <text:p>LS 139</text:p>
          </table:table-cell>
          <table:table-cell table:style-name="ce42" office:value-type="string" calcext:value-type="string">
            <text:p>Decoder/MPX, 2 to 4, 4,75 ... 5,25 V, DIL-16</text:p>
          </table:table-cell>
          <table:table-cell table:style-name="ce43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43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49" office:value-type="currency" office:currency="EUR" office:value="0.79" calcext:value-type="currency">
            <text:p>0.79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JK Flip-Flop</text:p>
          </table:table-cell>
          <table:table-cell table:style-name="ce39" office:value-type="string" calcext:value-type="string">
            <text:p>MOS 4027</text:p>
          </table:table-cell>
          <table:table-cell table:style-name="ce42" office:value-type="string" calcext:value-type="string">
            <text:p>Flip-Flop JK-Type, Dual, 3 ... 15 V, DIP-16</text:p>
          </table:table-cell>
          <table:table-cell table:style-name="ce43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43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49" office:value-type="currency" office:currency="EUR" office:value="0.42" calcext:value-type="currency">
            <text:p>0.42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NOR-Gate</text:p>
          </table:table-cell>
          <table:table-cell table:style-name="ce39" office:value-type="string" calcext:value-type="string">
            <text:p>74HC 4078</text:p>
          </table:table-cell>
          <table:table-cell table:style-name="ce42" office:value-type="string" calcext:value-type="string">
            <text:p>NOR/OR-Gate, 8-Input, 2 ... 6 V, DIL-14</text:p>
          </table:table-cell>
          <table:table-cell table:style-name="ce43" office:value-type="string" calcext:value-type="string">
            <text:p><text:a xlink:href="https://www.reichelt.de/nor-or-gate-8-input-2--6-v-dil-14-74hc-4078-p3238.html?PROVID=2788&amp;gclid=EAIaIQobChMI-YOX9Z327AIVDZ53Ch2Hvg2CEAQYAyABEgJJi_D_BwE" xlink:type="simple">https://www.reichelt.de/nor-or-gate-8-input-2--6-v-dil-14-74hc-4078-p3238.html?PROVID=2788&amp;gclid=EAIaIQobChMI-YOX9Z327AIVDZ53Ch2Hvg2CEAQYAyABEgJJi_D_BwE</text:a></text:p>
          </table:table-cell>
          <table:table-cell table:style-name="ce46" office:value-type="string" calcext:value-type="string">
            <text:p><text:s/></text:p>
          </table:table-cell>
          <table:table-cell table:style-name="ce49" office:value-type="currency" office:currency="EUR" office:value="0.41" calcext:value-type="currency">
            <text:p>0.41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Counter</text:p>
          </table:table-cell>
          <table:table-cell table:style-name="ce39" office:value-type="string" calcext:value-type="string">
            <text:p>M54HC393</text:p>
          </table:table-cell>
          <table:table-cell table:style-name="ce42" office:value-type="string" calcext:value-type="string">
            <text:p>Dual Counter, 4-Bit, 2 ... 6 V, DIL-14, Up</text:p>
          </table:table-cell>
          <table:table-cell table:style-name="ce45" office:value-type="string" calcext:value-type="string">
            <text:p><text:a xlink:href="https://www.reichelt.de/counter-4-bit-2--6-v-dil-14-74hc-393-p3212.html?PROVID=2788&amp;gclid=EAIaIQobChMI3a7wpeO_8QIVGc53Ch10hACXEAQYAiABEgIvE_D_BwE" xlink:type="simple">https://www.reichelt.de/counter-4-bit-2--6-v-dil-14-74hc-393-p3212.html?PROVID=2788&amp;gclid=EAIaIQobChMI3a7wpeO_8QIVGc53Ch10hACXEAQYAiABEgIvE_D_BwE</text:a></text:p>
          </table:table-cell>
          <table:table-cell table:style-name="ce43" office:value-type="string" calcext:value-type="string">
            <text:p><text:a xlink:href="https://cdn-reichelt.de/documents/datenblatt/A240/74HC393%23STM.pdf" xlink:type="simple">https://cdn-reichelt.de/documents/datenblatt/A240/74HC393%23STM.pdf</text:a></text:p>
          </table:table-cell>
          <table:table-cell table:style-name="ce49" office:value-type="currency" office:currency="EUR" office:value="0.48" calcext:value-type="currency">
            <text:p>0.48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Bargraph-Anzeige</text:p>
          </table:table-cell>
          <table:table-cell table:style-name="ce39" office:value-type="string" calcext:value-type="string">
            <text:p>RBG 2000</text:p>
          </table:table-cell>
          <table:table-cell table:style-name="ce42" office:value-type="string" calcext:value-type="string">
            <text:p>20 Elemente, rot</text:p>
          </table:table-cell>
          <table:table-cell table:style-name="ce43" office:value-type="string" calcext:value-type="string">
            <text:p><text:a xlink:href="https://www.reichelt.de/bargraph" xlink:type="simple">https://www.reichelt.de/bargraph</text:a>-anzeige-20-elemente-rot-rbg-2000-p31505.html?&amp;trstct=pol_1&amp;nbc=1</text:p>
          </table:table-cell>
          <table:table-cell table:style-name="ce45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49" office:value-type="currency" office:currency="EUR" office:value="5.7" calcext:value-type="currency">
            <text:p>5.70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Bargraph-Anzeige</text:p>
          </table:table-cell>
          <table:table-cell table:style-name="ce39" office:value-type="string" calcext:value-type="string">
            <text:p>YBG 1000</text:p>
          </table:table-cell>
          <table:table-cell table:style-name="ce42" office:value-type="string" calcext:value-type="string">
            <text:p>10 Elemente, gelb</text:p>
          </table:table-cell>
          <table:table-cell table:style-name="ce43" office:value-type="string" calcext:value-type="string">
            <text:p><text:a xlink:href="https://www.reichelt.de/bargraph-anzeige-10-elemente-gelb-ybg-1000-p22957.html?&amp;trstct=pol_2&amp;nbc=1" xlink:type="simple">https://www.reichelt.de/bargraph-anzeige-10-elemente-gelb-ybg-1000-p22957.html?&amp;trstct=pol_2&amp;nbc=1</text:a></text:p>
          </table:table-cell>
          <table:table-cell table:style-name="ce43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49" office:value-type="currency" office:currency="EUR" office:value="1.9" calcext:value-type="currency">
            <text:p>1.90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Bargraph-Anzeige</text:p>
          </table:table-cell>
          <table:table-cell table:style-name="ce39" office:value-type="string" calcext:value-type="string">
            <text:p>YBG 2000</text:p>
          </table:table-cell>
          <table:table-cell table:style-name="ce42" office:value-type="string" calcext:value-type="string">
            <text:p>20 Elemente, gelb</text:p>
          </table:table-cell>
          <table:table-cell table:style-name="ce43" office:value-type="string" calcext:value-type="string">
            <text:p><text:a xlink:href="https://www.reichelt.de/bargraph-anzeige-20-elemente-gelb-ybg-2000-p31508.html?&amp;trstct=pol_3&amp;nbc=1" xlink:type="simple">https://www.reichelt.de/bargraph-anzeige-20-elemente-gelb-ybg-2000-p31508.html?&amp;trstct=pol_3&amp;nbc=1</text:a></text:p>
          </table:table-cell>
          <table:table-cell table:style-name="ce43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49" office:value-type="currency" office:currency="EUR" office:value="4.67" calcext:value-type="currency">
            <text:p>4.67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Bargraph-Anzeige</text:p>
          </table:table-cell>
          <table:table-cell table:style-name="ce39" office:value-type="string" calcext:value-type="string">
            <text:p>GBG 2000</text:p>
          </table:table-cell>
          <table:table-cell table:style-name="ce42" office:value-type="string" calcext:value-type="string">
            <text:p>20 Elemente, grün</text:p>
          </table:table-cell>
          <table:table-cell table:style-name="ce43" office:value-type="string" calcext:value-type="string">
            <text:p>https://www.reichelt.de/bargraph-anzeige-20-elemente-565-nm-gap-9-mcd-gruen-gbg-2000-p31506.html?&amp;trstct=pol_4&amp;nbc=1</text:p>
          </table:table-cell>
          <table:table-cell table:style-name="ce43" office:value-type="string" calcext:value-type="string">
            <text:p><text:a xlink:href="https://cdn-reichelt.de/documents/datenblatt/A500/DS_DC2020GWA.pdf" xlink:type="simple">https://cdn-reichelt.de/documents/datenblatt/A500/DS_DC2020GWA.pdf</text:a></text:p>
          </table:table-cell>
          <table:table-cell table:style-name="ce49" office:value-type="currency" office:currency="EUR" office:value="4.46" calcext:value-type="currency">
            <text:p>4.46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Bargraph-Anzeige</text:p>
          </table:table-cell>
          <table:table-cell table:style-name="ce39" office:value-type="string" calcext:value-type="string">
            <text:p>GBG 1000</text:p>
          </table:table-cell>
          <table:table-cell table:style-name="ce42" office:value-type="string" calcext:value-type="string">
            <text:p>10 Elemente, grün</text:p>
          </table:table-cell>
          <table:table-cell table:style-name="ce43" office:value-type="string" calcext:value-type="string">
            <text:p><text:a xlink:href="https://www.reichelt.de/bargraph-anzeige-10-elemente-gruen-gbg-1000-p8141.html?&amp;trstct=pol_5&amp;nbc=1" xlink:type="simple">https://www.reichelt.de/bargraph-anzeige-10-elemente-gruen-gbg-1000-p8141.html?&amp;trstct=pol_5&amp;nbc=1</text:a></text:p>
          </table:table-cell>
          <table:table-cell table:style-name="ce43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49" office:value-type="currency" office:currency="EUR" office:value="2.1" calcext:value-type="currency">
            <text:p>2.10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Bargraph-Anzeige</text:p>
          </table:table-cell>
          <table:table-cell table:style-name="ce39" office:value-type="string" calcext:value-type="string">
            <text:p>SRBG 1000</text:p>
          </table:table-cell>
          <table:table-cell table:style-name="ce42" office:value-type="string" calcext:value-type="string">
            <text:p>10 Elemente, superrot</text:p>
          </table:table-cell>
          <table:table-cell table:style-name="ce43" office:value-type="string" calcext:value-type="string">
            <text:p><text:a xlink:href="https://www.reichelt.de/bargraph-anzeige-gaalas-10-segmente-660-nm-superrot--srbg-1000-p31496.html?&amp;trstct=pol_6&amp;nbc=1" xlink:type="simple">https://www.reichelt.de/bargraph-anzeige-gaalas-10-segmente-660-nm-superrot--srbg-1000-p31496.html?&amp;trstct=pol_6&amp;nbc=1</text:a></text:p>
          </table:table-cell>
          <table:table-cell table:style-name="ce43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49" office:value-type="currency" office:currency="EUR" office:value="2" calcext:value-type="currency">
            <text:p>2.00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Bargraph-Anzeige</text:p>
          </table:table-cell>
          <table:table-cell table:style-name="ce39" office:value-type="string" calcext:value-type="string">
            <text:p>RGBG 1000</text:p>
          </table:table-cell>
          <table:table-cell table:style-name="ce42" office:value-type="string" calcext:value-type="string">
            <text:p>10 Elemente, 3x rot, 7x grün</text:p>
          </table:table-cell>
          <table:table-cell table:style-name="ce43" office:value-type="string" calcext:value-type="string">
            <text:p><text:a xlink:href="https://www.reichelt.de/bargraph-anzeige-10-elemente-3x-rot-7x-gruen-rgbg-1000-p31501.html?&amp;trstct=pol_7&amp;nbc=1" xlink:type="simple">https://www.reichelt.de/bargraph-anzeige-10-elemente-3x-rot-7x-gruen-rgbg-1000-p31501.html?&amp;trstct=pol_7&amp;nbc=1</text:a></text:p>
          </table:table-cell>
          <table:table-cell table:style-name="ce43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49" office:value-type="currency" office:currency="EUR" office:value="1.95" calcext:value-type="currency">
            <text:p>1.95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Bargraph-Anzeige</text:p>
          </table:table-cell>
          <table:table-cell table:style-name="ce39" office:value-type="string" calcext:value-type="string">
            <text:p>RBG 1000</text:p>
          </table:table-cell>
          <table:table-cell table:style-name="ce42" office:value-type="string" calcext:value-type="string">
            <text:p>10 Elemente, rot</text:p>
          </table:table-cell>
          <table:table-cell table:style-name="ce43" office:value-type="string" calcext:value-type="string">
            <text:p><text:a xlink:href="https://www.reichelt.de/bargraph-anzeige-10-elemente-rot-rbg-1000-p15156.html?&amp;trstct=pol_9&amp;nbc=1" xlink:type="simple">https://www.reichelt.de/bargraph-anzeige-10-elemente-rot-rbg-1000-p15156.html?&amp;trstct=pol_9&amp;nbc=1</text:a></text:p>
          </table:table-cell>
          <table:table-cell table:style-name="ce43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49" office:value-type="currency" office:currency="EUR" office:value="2.26" calcext:value-type="currency">
            <text:p>2.26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Bargraph-Anzeige</text:p>
          </table:table-cell>
          <table:table-cell table:style-name="ce39" office:value-type="string" calcext:value-type="string">
            <text:p>SRBG 2000</text:p>
          </table:table-cell>
          <table:table-cell table:style-name="ce42" office:value-type="string" calcext:value-type="string">
            <text:p>20 Elemente, superrot</text:p>
          </table:table-cell>
          <table:table-cell table:style-name="ce43" office:value-type="string" calcext:value-type="string">
            <text:p><text:a xlink:href="https://www.reichelt.de/bargraph-anzeige-20-elemente-superrot-srbg-2000-p31504.html?&amp;trstct=pol_10&amp;nbc=1" xlink:type="simple">https://www.reichelt.de/bargraph-anzeige-20-elemente-superrot-srbg-2000-p31504.html?&amp;trstct=pol_10&amp;nbc=1</text:a></text:p>
          </table:table-cell>
          <table:table-cell table:style-name="ce43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49" office:value-type="currency" office:currency="EUR" office:value="4.67" calcext:value-type="currency">
            <text:p>4.67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NAND-Gate</text:p>
          </table:table-cell>
          <table:table-cell table:style-name="ce39" office:value-type="string" calcext:value-type="string">
            <text:p>74HC 00</text:p>
          </table:table-cell>
          <table:table-cell table:style-name="ce42" office:value-type="string" calcext:value-type="string">
            <text:p>NAND-Gate, 2-Input, 4.5 ... 5.5 V, DIL-14</text:p>
          </table:table-cell>
          <table:table-cell table:style-name="ce43" office:value-type="string" calcext:value-type="string">
            <text:p><text:a xlink:href="https://www.reichelt.de/4-fach-2-eingangs-nand-gatter-2--6-v-dil-14-74hc-00-p3119.html?&amp;trstct=pos_0&amp;nbc=1" xlink:type="simple">https://www.reichelt.de/4-fach-2-eingangs-nand-gatter-2--6-v-dil-14-74hc-00-p3119.html?&amp;trstct=pos_0&amp;nbc=1</text:a></text:p>
          </table:table-cell>
          <table:table-cell table:style-name="ce43" office:value-type="string" calcext:value-type="string">
            <text:p><text:a xlink:href="https://cdn-reichelt.de/documents/datenblatt/A200/DS_NXP_74HC00.pdf" xlink:type="simple">https://cdn-reichelt.de/documents/datenblatt/A200/DS_NXP_74HC00.pdf</text:a></text:p>
          </table:table-cell>
          <table:table-cell table:style-name="ce49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SRAM</text:p>
          </table:table-cell>
          <table:table-cell table:style-name="ce39" office:value-type="string" calcext:value-type="string">
            <text:p>AS 6C62256-55PCN</text:p>
          </table:table-cell>
          <table:table-cell table:style-name="ce42" office:value-type="string" calcext:value-type="string">
            <text:p>32K x 8, 5V, 55 ns, DIL-28, A15</text:p>
          </table:table-cell>
          <table:table-cell table:style-name="ce43" office:value-type="string" calcext:value-type="string">
            <text:p><text:a xlink:href="https://www.reichelt.de/sram-32-kb-4-k-x-8-5-v-55ns-dil-28-as-6c62256-55pcn-p146551.html?&amp;trstct=pos_0&amp;nbc=1" xlink:type="simple">https://www.reichelt.de/sram-32-kb-4-k-x-8-5-v-55ns-dil-28-as-6c62256-55pcn-p146551.html?&amp;trstct=pos_0&amp;nbc=1</text:a></text:p>
          </table:table-cell>
          <table:table-cell table:style-name="ce43" office:value-type="string" calcext:value-type="string">
            <text:p><text:a xlink:href="https://cdn-reichelt.de/documents/datenblatt/A300/AS6C62256-ALE.pdf" xlink:type="simple">https://cdn-reichelt.de/documents/datenblatt/A300/AS6C62256-ALE.pdf</text:a></text:p>
          </table:table-cell>
          <table:table-cell table:style-name="ce49" office:value-type="currency" office:currency="EUR" office:value="3.81" calcext:value-type="currency">
            <text:p>3.81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VGA-Plug</text:p>
          </table:table-cell>
          <table:table-cell table:style-name="ce39" office:value-type="string" calcext:value-type="string">
            <text:p>DELOCK 65170</text:p>
          </table:table-cell>
          <table:table-cell table:style-name="ce42" office:value-type="string" calcext:value-type="string">
            <text:p>VGA Buchse &gt; Terminalblock 16pin</text:p>
          </table:table-cell>
          <table:table-cell table:style-name="ce43" office:value-type="string" calcext:value-type="string">
            <text:p><text:a xlink:href="https://www.reichelt.de/vga-buchse-terminalblock-16pin-delock-65170-p113236.html?&amp;trstct=pos_0&amp;nbc=1" xlink:type="simple">https://www.reichelt.de/vga-buchse-terminalblock-16pin-delock-65170-p113236.html?&amp;trstct=pos_0&amp;nbc=1</text:a></text:p>
          </table:table-cell>
          <table:table-cell table:style-name="ce43" office:value-type="string" calcext:value-type="string">
            <text:p><text:a xlink:href="https://cdn-reichelt.de/documents/datenblatt/C120/DS_65170_GER.pdf" xlink:type="simple">https://cdn-reichelt.de/documents/datenblatt/C120/DS_65170_GER.pdf</text:a></text:p>
          </table:table-cell>
          <table:table-cell table:style-name="ce49" office:value-type="currency" office:currency="EUR" office:value="7.55" calcext:value-type="currency">
            <text:p>7.55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EEPROM</text:p>
          </table:table-cell>
          <table:table-cell table:style-name="ce39" office:value-type="string" calcext:value-type="string">
            <text:p>28C256-150</text:p>
          </table:table-cell>
          <table:table-cell table:style-name="ce42" office:value-type="string" calcext:value-type="string">
            <text:p>32K x 8, 5V, 150 ns, DIL-28, A15</text:p>
          </table:table-cell>
          <table:table-cell table:style-name="ce43" office:value-type="string" calcext:value-type="string">
            <text:p><text:a xlink:href="https://www.reichelt.de/eeprom-256-kb-32-k-x-8-5-v-150ns-pdip-28-28c256-150-p1945.html?&amp;trstct=pos_0&amp;nbc=1" xlink:type="simple">https://www.reichelt.de/eeprom-256-kb-32-k-x-8-5-v-150ns-pdip-28-28c256-150-p1945.html?&amp;trstct=pos_0&amp;nbc=1</text:a></text:p>
          </table:table-cell>
          <table:table-cell table:style-name="ce43" office:value-type="string" calcext:value-type="string">
            <text:p><text:a xlink:href="https://cdn-reichelt.de/documents/datenblatt/A200/AT28C256.pdf" xlink:type="simple">https://cdn-reichelt.de/documents/datenblatt/A200/AT28C256.pdf</text:a></text:p>
          </table:table-cell>
          <table:table-cell table:style-name="ce49" office:value-type="currency" office:currency="EUR" office:value="12.9" calcext:value-type="currency">
            <text:p>12.90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SRAM</text:p>
          </table:table-cell>
          <table:table-cell table:style-name="ce39" office:value-type="string" calcext:value-type="string">
            <text:p>AS 6C1008-55PCN</text:p>
          </table:table-cell>
          <table:table-cell table:style-name="ce42" office:value-type="string" calcext:value-type="string">
            <text:p>128K x 8, 5V, 55 ns, DIL-32, A17</text:p>
          </table:table-cell>
          <table:table-cell table:style-name="ce43" office:value-type="string" calcext:value-type="string">
            <text:p><text:a xlink:href="https://www.reichelt.de/sram-1-mb-128-k-x-8-5-v-55ns-dil-32-as-6c1008-55pcn-p146552.html?&amp;trstct=pos_0&amp;nbc=1" xlink:type="simple">https://www.reichelt.de/sram-1-mb-128-k-x-8-5-v-55ns-dil-32-as-6c1008-55pcn-p146552.html?&amp;trstct=pos_0&amp;nbc=1</text:a></text:p>
          </table:table-cell>
          <table:table-cell table:style-name="ce43" office:value-type="string" calcext:value-type="string">
            <text:p><text:a xlink:href="https://cdn-reichelt.de/documents/datenblatt/A300/AS6C1008-ALE.pdf" xlink:type="simple">https://cdn-reichelt.de/documents/datenblatt/A300/AS6C1008-ALE.pdf</text:a></text:p>
          </table:table-cell>
          <table:table-cell table:style-name="ce49" office:value-type="currency" office:currency="EUR" office:value="4" calcext:value-type="currency">
            <text:p>4.00 € 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NAND-Gate</text:p>
          </table:table-cell>
          <table:table-cell table:style-name="ce39" office:value-type="string" calcext:value-type="string">
            <text:p>74HCT 00</text:p>
          </table:table-cell>
          <table:table-cell table:style-name="ce42" office:value-type="string" calcext:value-type="string">
            <text:p>NAND-Gate, 2-Input, 4.5 ... 5.5 V, DIP-14</text:p>
          </table:table-cell>
          <table:table-cell table:style-name="ce43" office:value-type="string" calcext:value-type="string">
            <text:p><text:a xlink:href="https://www.reichelt.de/nand-gate-2-input-4-5--5-5-v-dil-14-74hct-00-p3303.html?&amp;trstct=pos_0&amp;nbc=1" xlink:type="simple">https://www.reichelt.de/nand-gate-2-input-4-5--5-5-v-dil-14-74hct-00-p3303.html?&amp;trstct=pos_0&amp;nbc=1</text:a></text:p>
          </table:table-cell>
          <table:table-cell table:style-name="ce43" office:value-type="string" calcext:value-type="string">
            <text:p><text:a xlink:href="https://pdf1.alldatasheet.com/datasheet-pdf/view/1141085/SS/74HCT00.html" xlink:type="simple">https://pdf1.alldatasheet.com/datasheet-pdf/view/1141085/SS/74HCT00.html</text:a></text:p>
          </table:table-cell>
          <table:table-cell table:style-name="ce49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number-rows-repeated="7">
          <table:table-cell table:style-name="ce38"/>
          <table:table-cell table:style-name="ce39"/>
          <table:table-cell table:style-name="ce42"/>
          <table:table-cell table:style-name="ce43" table:number-columns-repeated="2"/>
          <table:table-cell table:style-name="ce49"/>
          <table:table-cell table:number-columns-repeated="1018"/>
        </table:table-row>
        <table:table-row table:style-name="ro2">
          <table:table-cell table:style-name="ce38"/>
          <table:table-cell table:style-name="ce39"/>
          <table:table-cell table:style-name="ce42"/>
          <table:table-cell table:style-name="ce43" table:number-columns-repeated="2"/>
          <table:table-cell table:style-name="ce50"/>
          <table:table-cell table:number-columns-repeated="1018"/>
        </table:table-row>
        <table:table-row table:style-name="ro2" table:number-rows-repeated="33">
          <table:table-cell table:style-name="ce38"/>
          <table:table-cell table:style-name="ce39"/>
          <table:table-cell table:style-name="ce42"/>
          <table:table-cell table:style-name="ce43" table:number-columns-repeated="2"/>
          <table:table-cell table:style-name="ce49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abelle1.$A$1" table:cell-range-address="$Tabelle1.$A$3:.$F$38"/>
        </table:named-expressions>
      </table:table>
      <table:named-expressions/>
      <table:database-ranges>
        <table:database-range table:name="__Anonymous_Sheet_DB__0" table:target-range-address="Tabelle1.A3:Tabelle1.F55" table:display-filter-buttons="true" table:orientation="column">
          <table:sort>
            <table:sort-by table:field-number="0" table:order="descending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48in" fo:margin-bottom="0.3154in" fo:margin-left="0.7083in" fo:margin-right="0.7083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svg:height="0.4335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5:51:25.006873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>
        <style:region-left>
          <text:p><text:span text:style-name="MT1">Stand: </text:span><text:span text:style-name="MT1"><text:date style:data-style-name="N2" text:date-value="2021-10-05">00/00/0000</text:date></text:span><text:span text:style-name="MT1">;</text:span><text:span text:style-name="MT1"><text:time style:data-style-name="N2" text:time-value="15:51:25.016149857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lexander Wersching</meta:initial-creator>
    <meta:print-date>2020-05-06T19:59:11</meta:print-date>
    <meta:creation-date>2015-06-05T18:19:34</meta:creation-date>
    <dc:date>2021-09-18T12:09:59.465502546</dc:date>
    <meta:editing-duration>PT20H19M21S</meta:editing-duration>
    <meta:generator>LibreOffice/7.1.4.2$MacOSX_X86_64 LibreOffice_project/a529a4fab45b75fefc5b6226684193eb000654f6</meta:generator>
    <meta:editing-cycles>5</meta:editing-cycles>
    <meta:document-statistic meta:table-count="1" meta:cell-count="3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